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 style:list-style-name="L1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 style:list-style-name="L1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6" style:family="graphic" style:parent-style-name="standard">
      <style:graphic-properties draw:fill="none" draw:textarea-vertical-align="middle" draw:auto-grow-height="false" fo:min-height="0.749cm" fo:min-width="0.49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urier New1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Courier New1" fo:font-size="12pt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style:paragraph-properties fo:text-align="center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6" style:family="paragraph">
      <style:text-properties style:font-name="Times New Roman1" fo:font-size="16pt" fo:font-weight="bold" style:font-size-asian="16pt" style:font-weight-asian="bold" style:font-size-complex="16pt" style:font-weight-complex="bold"/>
    </style:style>
    <style:style style:name="T1" style:family="text">
      <style:text-properties style:font-name="Courier New1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Courier New1" fo:font-size="12pt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1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604cm" svg:height="0.889cm" svg:x="6.108cm" svg:y="1.889cm">
          <text:p text:style-name="P1"><text:span text:style-name="T1">[ [1 2 3] [4 5] [] [6] ]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6.604cm" svg:height="0.889cm" svg:x="20.586cm" svg:y="1.889cm">
          <text:p text:style-name="P1"><text:span text:style-name="T1">[ [2 3 4] [5 6] [] [7] ]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8.382cm" svg:height="2.921cm" svg:x="5.219cm" svg:y="5.318cm">
          <text:p text:style-name="P3"><text:span text:style-name="T2">AArr</text:span></text:p>
          <text:p text:style-name="P3"><text:span text:style-name="T2"><text:s text:c="2"/></text:span><text:span text:style-name="T2">data = </text:span></text:p>
          <text:p text:style-name="P3"><text:span text:style-name="T2"/></text:p>
          <text:p text:style-name="P3"><text:span text:style-name="T2"><text:s text:c="2"/></text:span><text:span text:style-name="T2">indices = [# 0 3 5 5 #]</text:span></text:p>
          <text:p text:style-name="P3"><text:span text:style-name="T2"><text:s text:c="2"/></text:span><text:span text:style-name="T2">lengths = [# 3 2 0 1 #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753cm" svg:height="0.757cm" svg:x="7.55cm" svg:y="5.826cm">
          <text:p text:style-name="P1"><text:span text:style-name="T1">[# 1 2 3 4 5 6 #]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2.712cm" svg:y1="2.333cm" svg:x2="20.586cm" svg:y2="2.333cm" draw:start-shape="id1" draw:start-glue-point="1" draw:end-shape="id2" svg:d="M12712 2333h7874" svg:viewBox="0 0 7875 1">
          <text:p text:style-name="P1"><text:span text:style-name="T1">mapP (mapP incr)</text:span></text:p>
          <text:p text:style-name="P1"><text:span text:style-name="T1"/></text:p>
          <text:p text:style-name="P1"><text:span text:style-name="T1"/></text:p>
        </draw:connector>
        <draw:custom-shape draw:style-name="gr4" draw:text-style-name="P4" xml:id="id6" draw:id="id6" draw:layer="layout" svg:width="8.382cm" svg:height="2.921cm" svg:x="19.697cm" svg:y="5.318cm">
          <text:p text:style-name="P3"><text:span text:style-name="T2">AArr</text:span></text:p>
          <text:p text:style-name="P3"><text:span text:style-name="T2"><text:s text:c="2"/></text:span><text:span text:style-name="T2">data = </text:span></text:p>
          <text:p text:style-name="P3"><text:span text:style-name="T2"/></text:p>
          <text:p text:style-name="P3"><text:span text:style-name="T2"><text:s text:c="2"/></text:span><text:span text:style-name="T2">indices = [# 0 3 5 5 #]</text:span></text:p>
          <text:p text:style-name="P3"><text:span text:style-name="T2"><text:s text:c="2"/></text:span><text:span text:style-name="T2">lengths = [# 3 2 0 1 #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6cm" svg:height="0.757cm" svg:x="22.181cm" svg:y="5.831cm">
          <text:p text:style-name="P1"><text:span text:style-name="T1">[# 2 3 4 5 6 7 #]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5.67cm" svg:height="0.757cm" svg:x="6.616cm" svg:y="10.403cm">
          <text:p text:style-name="P1"><text:span text:style-name="T1">AInt [# 1 2 3 4 5 6 #]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5.67cm" svg:height="0.757cm" svg:x="21.094cm" svg:y="10.403cm">
          <text:p text:style-name="P1"><text:span text:style-name="T1">AInt [# 2 3 4 5 6 7 #]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9.41cm" svg:y1="8.239cm" svg:x2="9.451cm" svg:y2="10.403cm" draw:start-shape="id3" draw:start-glue-point="2" draw:end-shape="id4" draw:end-glue-point="0" svg:d="M9410 8239l41 2164" svg:viewBox="0 0 42 2165">
          <text:p text:style-name="P1"><text:span text:style-name="T1">concatPS <text:s text:c="8"/></text:span></text:p>
        </draw:connector>
        <draw:connector draw:style-name="gr3" draw:text-style-name="P2" draw:layer="layout" draw:type="line" svg:x1="12.286cm" svg:y1="10.781cm" svg:x2="21.094cm" svg:y2="10.781cm" draw:start-shape="id4" draw:start-glue-point="1" draw:end-shape="id5" draw:end-glue-point="3" svg:d="M12286 10781h8808" svg:viewBox="0 0 8809 1">
          <text:p text:style-name="P1"><text:span text:style-name="T1">incrL :: PA Int → PA Int</text:span></text:p>
          <text:p text:style-name="P1"><text:span text:style-name="T1"/></text:p>
        </draw:connector>
        <draw:connector draw:style-name="gr3" draw:text-style-name="P2" draw:layer="layout" draw:type="line" svg:x1="23.929cm" svg:y1="10.403cm" svg:x2="23.888cm" svg:y2="8.239cm" draw:start-shape="id5" draw:start-glue-point="0" draw:end-shape="id6" svg:d="M23929 10403l-41-2164" svg:viewBox="0 0 42 2165">
          <text:p text:style-name="P1"><text:span text:style-name="T1">unconcatPS <text:s text:c="11"/></text:span></text:p>
        </draw:connector>
        <draw:line draw:style-name="gr5" draw:text-style-name="P2" draw:layer="layout" svg:x1="14.109cm" svg:y1="7.477cm" svg:x2="18.935cm" svg:y2="7.477cm">
          <text:p text:style-name="P1"><text:span text:style-name="T1">copy</text:span></text:p>
          <text:p text:style-name="P1"><text:span text:style-name="T1"/></text:p>
        </draw:line>
        <draw:connector draw:style-name="gr5" draw:text-style-name="P5" draw:layer="layout" draw:type="line" svg:x1="9.41cm" svg:y1="2.778cm" svg:x2="9.41cm" svg:y2="5.318cm" draw:start-shape="id1" draw:start-glue-point="2" draw:end-shape="id3" draw:end-glue-point="0" svg:d="M9410 2778v2540" svg:viewBox="0 0 1 2541">
          <text:p text:style-name="P1"><text:span text:style-name="T3">represented by</text:span></text:p>
        </draw:connector>
        <draw:connector draw:style-name="gr5" draw:text-style-name="P5" draw:layer="layout" draw:type="line" svg:x1="23.888cm" svg:y1="2.778cm" svg:x2="23.888cm" svg:y2="5.318cm" draw:start-shape="id2" draw:start-glue-point="2" draw:end-shape="id6" svg:d="M23888 2778v2540" svg:viewBox="0 0 1 2541">
          <text:p text:style-name="P1"><text:span text:style-name="T3">represented by</text:span></text:p>
        </draw:connector>
        <draw:custom-shape draw:style-name="gr6" draw:text-style-name="P1" draw:layer="layout" svg:width="0.381cm" svg:height="1.016cm" svg:x="19.189cm" svg:y="6.969cm">
          <text:p/>
          <draw:enhanced-geometry svg:viewBox="0 0 21600 21600" draw:glue-points="21600 0 0 10800 21600 21600" draw:text-areas="13800 ?f9 21600 ?f10" draw:type="left-brace" draw:modifiers="1800 10944.4531864673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" draw:text-style-name="P1" draw:layer="layout" svg:width="0.254cm" svg:height="1.016cm" svg:x="13.728cm" svg:y="6.969cm">
          <text:p/>
          <draw:enhanced-geometry svg:viewBox="0 0 21600 21600" draw:glue-points="0 0 0 21600 21600 10800" draw:text-areas="0 ?f9 7800 ?f10" draw:type="right-brace" draw:modifiers="1869.23076923077 10555.752212389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" draw:text-style-name="P1" draw:layer="layout" svg:width="1.143cm" svg:height="2.921cm" svg:x="3.822cm" svg:y="1.127cm">
          <text:p/>
          <draw:enhanced-geometry svg:viewBox="0 0 21600 21600" draw:glue-points="21600 0 0 10800 21600 21600" draw:text-areas="13800 ?f9 21600 ?f10" draw:type="left-brace" draw:modifiers="2845.99589322382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" draw:text-style-name="P1" draw:layer="layout" svg:width="1.115cm" svg:height="7.493cm" svg:x="3.822cm" svg:y="4.175cm">
          <text:p text:style-name="P1"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6" draw:layer="layout" svg:width="3.101cm" svg:height="0.878cm" svg:x="1cm" svg:y="2.143cm">
          <draw:text-box>
            <text:p><text:span text:style-name="T4">conceptual</text:span></text:p>
          </draw:text-box>
        </draw:frame>
        <draw:frame draw:style-name="gr8" draw:text-style-name="P6" draw:layer="layout" svg:width="1.975cm" svg:height="0.878cm" svg:x="1.847cm" svg:y="7.477cm">
          <draw:text-box>
            <text:p><text:span text:style-name="T4">actua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8T21:02:04.928289218</meta:creation-date>
    <dc:date>2015-07-19T20:19:52.956508560</dc:date>
    <meta:editing-duration>PT4H42M42S</meta:editing-duration>
    <meta:editing-cycles>75</meta:editing-cycles>
    <meta:generator>LibreOffice/4.2.8.2$Linux_x86 LibreOffice_project/420m0$Build-2</meta:generator>
    <meta:document-statistic meta:object-count="21"/>
  </office:meta>
</office:document-meta>
</file>